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3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.406cm" fo:margin-bottom="0cm" fo:text-align="start"/>
      <style:text-properties fo:font-size="24pt"/>
    </style:style>
    <style:style style:name="P2" style:family="paragraph">
      <style:paragraph-properties fo:text-align="start"/>
      <style:text-properties fo:font-size="24pt"/>
    </style:style>
    <style:style style:name="P3" style:family="paragraph">
      <style:paragraph-properties fo:margin-top="0.762cm" fo:margin-bottom="0cm" fo:text-align="start"/>
      <style:text-properties fo:font-size="24pt"/>
    </style:style>
    <style:style style:name="P4" style:family="paragraph">
      <style:paragraph-properties fo:margin-top="0cm" fo:margin-bottom="0cm" fo:text-align="start"/>
      <style:text-properties fo:font-size="24pt"/>
    </style:style>
    <style:style style:name="P5" style:family="paragraph">
      <loext:graphic-properties draw:fill-color="#ffffff"/>
      <style:paragraph-properties fo:margin-left="0cm" fo:margin-right="0cm" fo:margin-top="0cm" fo:margin-bottom="0.203cm" fo:text-align="start" fo:text-indent="0cm"/>
      <style:text-properties fo:font-size="24pt"/>
    </style:style>
    <style:style style:name="P6" style:family="paragraph">
      <loext:graphic-properties draw:fill-color="#ffffff"/>
    </style:style>
    <style:style style:name="T1" style:family="text">
      <style:text-properties style:font-name="Arial" fo:font-size="24pt" fo:background-color="transparent" style:font-size-asian="32pt" style:font-size-complex="32pt"/>
    </style:style>
    <style:style style:name="T2" style:family="text">
      <style:text-properties style:font-name="Ubuntu Mono" fo:font-size="24pt" fo:background-color="#dddddd" style:font-size-asian="32pt" style:font-size-complex="32pt"/>
    </style:style>
    <style:style style:name="T3" style:family="text">
      <style:text-properties fo:font-size="24pt" fo:background-color="transparen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L2.0 Workshop</text:p>
          </draw:text-box>
        </draw:frame>
        <draw:frame presentation:style-name="pr2" draw:text-style-name="P5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1"><text:span text:style-name="T1">Install Python 3</text:span></text:p>
                <text:p text:style-name="P2"><text:span text:style-name="T2">sudo apt install python3 python3-pip</text:span></text:p>
              </text:list-item>
              <text:list-item>
                <text:p text:style-name="P3"><text:span text:style-name="T1">Download the workshop code:</text:span></text:p>
                <text:p text:style-name="P2"><text:span text:style-name="T2">git clone https://github.com/gauravmm/DL2W.git</text:span></text:p>
              </text:list-item>
            </text:list>
            <text:list text:style-name="L3">
              <text:list-item>
                <text:p text:style-name="P3"><text:span text:style-name="T1">Install requirements (in the folder):</text:span></text:p>
                <text:p text:style-name="P4"><text:span text:style-name="T2">pip3 install -r requirements.txt</text:span></text:p>
              </text:list-item>
            </text:list>
            <text:list text:style-name="L2">
              <text:list-item>
                <text:p text:style-name="P3"><text:span text:style-name="T1">Download</text:span><text:span text:style-name="T3"> the pretrained models and data:</text:span></text:p>
                <text:p text:style-name="P2"><text:span text:style-name="T2">git clone https://github.com/gauravmm/DL2W.g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0T11:11:06.380565550</meta:creation-date>
    <dc:date>2017-07-20T11:22:59.518701219</dc:date>
    <meta:editing-duration>PT11M46S</meta:editing-duration>
    <meta:editing-cycles>15</meta:editing-cycles>
    <meta:generator>LibreOffice/5.1.6.2$Linux_X86_64 LibreOffice_project/10m0$Build-2</meta:generator>
    <meta:document-statistic meta:object-count="25"/>
  </office:meta>
</office:document-meta>
</file>